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pt" style:use-optimal-column-width="true"/>
    </style:style>
    <style:style style:name="ACOL-2" style:family="table-column">
      <style:table-column-properties style:column-width="66.76pt" style:use-optimal-column-width="true"/>
    </style:style>
    <style:style style:name="ACOL-3" style:family="table-column">
      <style:table-column-properties style:column-width="75pt" style:use-optimal-column-width="true"/>
    </style:style>
    <style:style style:name="ACOL-4" style:family="table-column">
      <style:table-column-properties style:column-width="90.74pt" style:use-optimal-column-width="true"/>
    </style:style>
    <style:style style:name="ACOL-5" style:family="table-column">
      <style:table-column-properties style:column-width="102.8pt" style:use-optimal-column-width="false"/>
    </style:style>
    <style:style style:name="ACOL-6" style:family="table-column">
      <style:table-column-properties style:column-width="59.24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COL-10" style:family="table-column">
      <style:table-column-properties style:column-width="65.25pt" style:use-optimal-column-width="false"/>
    </style:style>
    <style:style style:name="ACOL-11" style:family="table-column">
      <style:table-column-properties style:column-width="47.99055118110236pt" style:use-optimal-column-width="true"/>
    </style:style>
    <style:style style:name="ACOL-12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4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 table:number-columns-repeated="3"/>
        <table:table-column table:default-cell-style-name="ACE-0" table:style-name="ACOL-0" table:number-columns-repeated="229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 identified up to genus level in co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.1396999999999977">
            <text:p>−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7.0750000000000011">
            <text:p>−7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cillopora sp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8.474000000000002">
            <text:p>−8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0.612200000000001">
            <text:p>−1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2.165399999999998">
            <text:p>−12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3.528099999999998">
            <text:p>−13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330">
            <text:p>8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5.475799999999998">
            <text:p>−15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.2000000000000002">
            <text:p>3.2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35.700000000000003">
            <text:p>35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]+AVERAGE([.S9];[.T9])" office:value-type="float" office:value="22.600000000000001">
            <text:p>22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table:formula="of:=AVERAGE([.S9];[.T9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2">
            <text:p>−12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19.756">
            <text:p>−19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9.9000000000000004">
            <text:p>9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8843.2000000000007">
            <text:p>8843.2</text:p>
          </table:table-cell>
          <table:table-cell table:style-name="ACE-0" office:value-type="float" office:value="25.399999999999999">
            <text:p>25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1]+AVERAGE([.S11];[.T11])" office:value-type="float" office:value="15.25">
            <text:p>15.3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table:formula="of:=AVERAGE([.S11];[.T1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9.399999999999999">
            <text:p>−19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1.7502">
            <text:p>−21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- reef and forereef corals 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3.902200000000001">
            <text:p>−2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7.236399999999996">
            <text:p>−2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8.034000000000002">
            <text:p>−2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oni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29.952000000000002">
            <text:p>−30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10">
            <text:p>9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0.8995">
            <text:p>−30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2.691400000000002">
            <text:p>−3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3.7517">
            <text:p>−33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7.182299999999998">
            <text:p>−3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38.741900000000001">
            <text:p>−38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18.899999999999999">
            <text:p>18.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9730.7000000000007">
            <text:p>9730.7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2]+AVERAGE([.S22];[.T22])" office:value-type="float" office:value="4.6499999999999986">
            <text:p>4.6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table:formula="of:=AVERAGE([.S22];[.T22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30">
            <text:p>−30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0.607399999999998">
            <text:p>−4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1.724500000000006">
            <text:p>−41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2.654899999999998">
            <text:p>−4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5.802599999999998">
            <text:p>−4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8.044799999999995">
            <text:p>−4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9.686099999999996">
            <text:p>−49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27.699999999999999">
            <text:p>27.7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582.1">
            <text:p>10582.1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9]+AVERAGE([.S29];[.T29])" office:value-type="float" office:value="-5.6499999999999986">
            <text:p>−5.6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table:formula="of:=AVERAGE([.S29];[.T2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0.299999999999997">
            <text:p>−40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1.300000000000001">
            <text:p>31.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10758.5">
            <text:p>10758.5</text:p>
          </table:table-cell>
          <table:table-cell table:style-name="ACE-0" office:value-type="float" office:value="12.4">
            <text:p>1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0]+AVERAGE([.S30];[.T30])" office:value-type="float" office:value="-9.6000000000000014">
            <text:p>−9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table:formula="of:=AVERAGE([.S30];[.T30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4.200000000000003">
            <text:p>−44.2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3.860500000000002">
            <text:p>−5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4.079500000000003">
            <text:p>−5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38.0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4.5">
            <text:p>11004.5</text:p>
          </table:table-cell>
          <table:table-cell table:style-name="ACE-0" office:value-type="float" office:value="13.5">
            <text:p>13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3]+AVERAGE([.S33];[.T33])" office:value-type="float" office:value="-16.649999999999999">
            <text:p>−16.6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table:formula="of:=AVERAGE([.S33];[.T33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299999999999997">
            <text:p>−51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4.5">
            <text:p>34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49.9">
            <text:p>11049.9</text:p>
          </table:table-cell>
          <table:table-cell table:style-name="ACE-0" office:value-type="float" office:value="27.100000000000001">
            <text:p>27.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4]+AVERAGE([.S34];[.T34])" office:value-type="float" office:value="-13.25">
            <text:p>−13.3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table:formula="of:=AVERAGE([.S34];[.T3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7.899999999999999">
            <text:p>−47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8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ill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7.204599999999999">
            <text:p>−5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6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2.061599999999999">
            <text:p>−62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399999999999999">
            <text:p>38.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138.299999999999">
            <text:p>11138.3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7]+AVERAGE([.S37];[.T37])" office:value-type="float" office:value="-17.25">
            <text:p>−17.3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table:formula="of:=AVERAGE([.S37];[.T37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899999999999999">
            <text:p>−51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9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480">
            <text:p>11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4.024000000000001">
            <text:p>−64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38.899999999999999">
            <text:p>3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184.299999999999">
            <text:p>12184.3</text:p>
          </table:table-cell>
          <table:table-cell table:style-name="ACE-0" office:value-type="float" office:value="35.5">
            <text:p>35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9]+AVERAGE([.S39];[.T39])" office:value-type="float" office:value="-19.649999999999999">
            <text:p>−19.6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table:formula="of:=AVERAGE([.S39];[.T3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4.299999999999997">
            <text:p>−54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255.799999999999">
            <text:p>12255.8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0]+AVERAGE([.S40];[.T40])" office:value-type="float" office:value="-21.850000000000001">
            <text:p>−21.9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table:formula="of:=AVERAGE([.S40];[.T40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6.5">
            <text:p>−56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1.5">
            <text:p>4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432.5">
            <text:p>12432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1]+AVERAGE([.S41];[.T41])" office:value-type="float" office:value="-22.649999999999999">
            <text:p>−22.6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table:formula="of:=AVERAGE([.S41];[.T4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7.299999999999997">
            <text:p>−57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38.0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476.1">
            <text:p>12476.1</text:p>
          </table:table-cell>
          <table:table-cell table:style-name="ACE-0" office:value-type="float" office:value="32.899999999999999">
            <text:p>32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2]+AVERAGE([.S42];[.T42])" office:value-type="float" office:value="-47.300000000000004">
            <text:p>−47.3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table:formula="of:=AVERAGE([.S42];[.T42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Gp_40.95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662.799999999999">
            <text:p>12662.8</text:p>
          </table:table-cell>
          <table:table-cell table:style-name="ACE-0" office:value-type="float" office:value="38.200000000000003">
            <text:p>38.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3]+AVERAGE([.S43];[.T43])" office:value-type="float" office:value="-49.700000000000003">
            <text:p>−49.7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table:formula="of:=AVERAGE([.S43];[.T43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1.600000000000001">
            <text:p>−61.6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20.700000000001">
            <text:p>12920.7</text:p>
          </table:table-cell>
          <table:table-cell table:style-name="ACE-0" office:value-type="float" office:value="18.899999999999999">
            <text:p>18.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4]+AVERAGE([.S44];[.T44])" office:value-type="float" office:value="-27.75">
            <text:p>−27.8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table:formula="of:=AVERAGE([.S44];[.T4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2.399999999999999">
            <text:p>−62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48.799999999999997">
            <text:p>48.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40.299999999999">
            <text:p>12940.3</text:p>
          </table:table-cell>
          <table:table-cell table:style-name="ACE-0" office:value-type="float" office:value="34.600000000000001">
            <text:p>34.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5]+AVERAGE([.S45];[.T45])" office:value-type="float" office:value="-30.799999999999997">
            <text:p>−30.8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table:formula="of:=AVERAGE([.S45];[.T45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5.5">
            <text:p>−65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3234.4">
            <text:p>13234.4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6]+AVERAGE([.S46];[.T46])" office:value-type="float" office:value="-34">
            <text:p>−34.0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table:formula="of:=AVERAGE([.S46];[.T46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8.700000000000003">
            <text:p>−68.7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46.7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14634.799999999999">
            <text:p>14634.8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7]+AVERAGE([.S47];[.T47])" office:value-type="float" office:value="-65.75">
            <text:p>−65.8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table:formula="of:=AVERAGE([.S47];[.T47])" office:value-type="float" office:value="11.549999999999999">
            <text:p>11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7.299999999999997">
            <text:p>−77.3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A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35.5">
            <text:p>23635.5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8]+AVERAGE([.S48];[.T48])" office:value-type="float" office:value="-91.850000000000009">
            <text:p>−91.9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table:formula="of:=AVERAGE([.S48];[.T48])" office:value-type="float" office:value="11.85">
            <text:p>11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7">
            <text:p>−103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C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78.200000000001">
            <text:p>23678.2</text:p>
          </table:table-cell>
          <table:table-cell table:style-name="ACE-0" office:value-type="float" office:value="44.600000000000001">
            <text:p>44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9]+AVERAGE([.S49];[.T49])" office:value-type="float" office:value="-92">
            <text:p>−92.0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table:formula="of:=AVERAGE([.S49];[.T49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8">
            <text:p>−103.8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0_B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3711.799999999999">
            <text:p>23711.8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0]+AVERAGE([.S50];[.T50])" office:value-type="float" office:value="-92.100000000000009">
            <text:p>−92.1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table:formula="of:=AVERAGE([.S50];[.T50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90000000000001">
            <text:p>−103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101.299999999999">
            <text:p>25101.3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1]+AVERAGE([.S51];[.T51])" office:value-type="float" office:value="-79.950000000000003">
            <text:p>−80.0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table:formula="of:=AVERAGE([.S51];[.T51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5.3">
            <text:p>−115.3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_58.7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25443.599999999999">
            <text:p>25443.6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2]+AVERAGE([.S52];[.T52])" office:value-type="float" office:value="-80.850000000000009">
            <text:p>−80.9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table:formula="of:=AVERAGE([.S52];[.T52])" office:value-type="float" office:value="35.349999999999994">
            <text:p>35.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6.2">
            <text:p>−116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_64.3_A</text:p>
          </table:table-cell>
          <table:table-cell table:style-name="ACE-2" office:value-type="float" office:value="-6.0999999999999996">
            <text:p>−6.10</text:p>
          </table:table-cell>
          <table:table-cell table:style-name="ACE-2" office:value-type="float" office:value="147.61699999999999">
            <text:p>147.62</text:p>
          </table:table-cell>
          <table:table-cell table:style-name="ACE-0" office:value-type="float" office:value="28390.299999999999">
            <text:p>28390.3</text:p>
          </table:table-cell>
          <table:table-cell table:style-name="ACE-0" office:value-type="float" office:value="94.799999999999997">
            <text:p>94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3]+AVERAGE([.S53];[.T53])" office:value-type="float" office:value="-73.700000000000003">
            <text:p>−73.7</text:p>
          </table:table-cell>
          <table:table-cell table:style-name="ACE-0" table:formula="of:=AVERAGE([.S53];[.T53])" office:value-type="float" office:value="35">
            <text:p>35</text:p>
          </table:table-cell>
          <table:table-cell table:style-name="ACE-0" table:formula="of:=AVERAGE([.S53];[.T53])" office:value-type="float" office:value="35">
            <text:p>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8.7">
            <text:p>−108.7</text:p>
          </table:table-cell>
          <table:table-cell table:style-name="ACE-0" office:value-type="float" office:value="63.799999999999997">
            <text:p>63.8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1_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9776">
            <text:p>29776</text:p>
          </table:table-cell>
          <table:table-cell table:style-name="ACE-0" office:value-type="float" office:value="37.799999999999997">
            <text:p>3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4]+AVERAGE([.S54];[.T54])" office:value-type="float" office:value="-43.950000000000003">
            <text:p>−44.0</text:p>
          </table:table-cell>
          <table:table-cell table:style-name="ACE-0" table:formula="of:=AVERAGE([.S54];[.T54])" office:value-type="float" office:value="20.449999999999999">
            <text:p>20.45</text:p>
          </table:table-cell>
          <table:table-cell table:style-name="ACE-0" table:formula="of:=AVERAGE([.S54];[.T54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4.400000000000006">
            <text:p>−64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6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0478">
            <text:p>30478</text:p>
          </table:table-cell>
          <table:table-cell table:style-name="ACE-0" office:value-type="float" office:value="202.40000000000001">
            <text:p>20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5]+AVERAGE([.S55];[.T55])" office:value-type="float" office:value="-16.799999999999997">
            <text:p>−16.8</text:p>
          </table:table-cell>
          <table:table-cell table:style-name="ACE-0" table:formula="of:=AVERAGE([.S55];[.T55])" office:value-type="float" office:value="35.700000000000003">
            <text:p>35.7</text:p>
          </table:table-cell>
          <table:table-cell table:style-name="ACE-0" table:formula="of:=AVERAGE([.S55];[.T55])" office:value-type="float" office:value="35.700000000000003">
            <text:p>35.7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.5">
            <text:p>−52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3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1616">
            <text:p>31616</text:p>
          </table:table-cell>
          <table:table-cell table:style-name="ACE-0" office:value-type="float" office:value="38.100000000000001">
            <text:p>3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6]+AVERAGE([.S56];[.T56])" office:value-type="float" office:value="-52.849999999999994">
            <text:p>−52.8</text:p>
          </table:table-cell>
          <table:table-cell table:style-name="ACE-0" table:formula="of:=AVERAGE([.S56];[.T56])" office:value-type="float" office:value="20.449999999999999">
            <text:p>20.45</text:p>
          </table:table-cell>
          <table:table-cell table:style-name="ACE-0" table:formula="of:=AVERAGE([.S56];[.T56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299999999999997">
            <text:p>−73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083.400000000001">
            <text:p>32083.4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7]+AVERAGE([.S57];[.T57])" office:value-type="float" office:value="-61.25">
            <text:p>−61.3</text:p>
          </table:table-cell>
          <table:table-cell table:style-name="ACE-0" table:formula="of:=AVERAGE([.S57];[.T57])" office:value-type="float" office:value="20.449999999999999">
            <text:p>20.45</text:p>
          </table:table-cell>
          <table:table-cell table:style-name="ACE-0" table:formula="of:=AVERAGE([.S57];[.T57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1.700000000000003">
            <text:p>−81.7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286.700000000001">
            <text:p>32286.7</text:p>
          </table:table-cell>
          <table:table-cell table:style-name="ACE-0" office:value-type="float" office:value="44.799999999999997">
            <text:p>44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8]+AVERAGE([.S58];[.T58])" office:value-type="float" office:value="-51.900000000000006">
            <text:p>−51.9</text:p>
          </table:table-cell>
          <table:table-cell table:style-name="ACE-0" table:formula="of:=AVERAGE([.S58];[.T58])" office:value-type="float" office:value="20.5">
            <text:p>20.5</text:p>
          </table:table-cell>
          <table:table-cell table:style-name="ACE-0" table:formula="of:=AVERAGE([.S58];[.T58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400000000000006">
            <text:p>−72.4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349.900000000001">
            <text:p>32349.9</text:p>
          </table:table-cell>
          <table:table-cell table:style-name="ACE-0" office:value-type="float" office:value="208.09999999999999">
            <text:p>20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9]+AVERAGE([.S59];[.T59])" office:value-type="float" office:value="-60.049999999999997">
            <text:p>−60.0</text:p>
          </table:table-cell>
          <table:table-cell table:style-name="ACE-0" table:formula="of:=AVERAGE([.S59];[.T59])" office:value-type="float" office:value="20.549999999999997">
            <text:p>20.55</text:p>
          </table:table-cell>
          <table:table-cell table:style-name="ACE-0" table:formula="of:=AVERAGE([.S59];[.T59])" office:value-type="float" office:value="20.549999999999997">
            <text:p>20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0.599999999999994">
            <text:p>−80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5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3480">
            <text:p>33480</text:p>
          </table:table-cell>
          <table:table-cell table:style-name="ACE-0" office:value-type="float" office:value="39.700000000000003">
            <text:p>39.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0]+AVERAGE([.S60];[.T60])" office:value-type="float" office:value="-46.299999999999997">
            <text:p>−46.3</text:p>
          </table:table-cell>
          <table:table-cell table:style-name="ACE-0" table:formula="of:=AVERAGE([.S60];[.T60])" office:value-type="float" office:value="20.300000000000001">
            <text:p>20.3</text:p>
          </table:table-cell>
          <table:table-cell table:style-name="ACE-0" table:formula="of:=AVERAGE([.S60];[.T60])" office:value-type="float" office:value="20.300000000000001">
            <text:p>20.3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6.599999999999994">
            <text:p>−66.6</text:p>
          </table:table-cell>
          <table:table-cell table:style-name="ACE-0" office:value-type="float" office:value="31.800000000000001">
            <text:p>31.8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4_T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4893.400000000001">
            <text:p>34893.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1]+AVERAGE([.S61];[.T61])" office:value-type="float" office:value="-46.899999999999999">
            <text:p>−46.9</text:p>
          </table:table-cell>
          <table:table-cell table:style-name="ACE-0" table:formula="of:=AVERAGE([.S61];[.T61])" office:value-type="float" office:value="20.399999999999999">
            <text:p>20.4</text:p>
          </table:table-cell>
          <table:table-cell table:style-name="ACE-0" table:formula="of:=AVERAGE([.S61];[.T61])" office:value-type="float" office:value="20.399999999999999">
            <text:p>20.4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7.299999999999997">
            <text:p>−67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5943">
            <text:p>35943</text:p>
          </table:table-cell>
          <table:table-cell table:style-name="ACE-0" office:value-type="float" office:value="169.09999999999999">
            <text:p>169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2]+AVERAGE([.S62];[.T62])" office:value-type="float" office:value="-49.75">
            <text:p>−49.8</text:p>
          </table:table-cell>
          <table:table-cell table:style-name="ACE-0" table:formula="of:=AVERAGE([.S62];[.T62])" office:value-type="float" office:value="20.449999999999999">
            <text:p>20.45</text:p>
          </table:table-cell>
          <table:table-cell table:style-name="ACE-0" table:formula="of:=AVERAGE([.S62];[.T62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0.200000000000003">
            <text:p>−70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57.5">
            <text:p>36857.5</text:p>
          </table:table-cell>
          <table:table-cell table:style-name="ACE-0" office:value-type="float" office:value="209.30000000000001">
            <text:p>209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3]+AVERAGE([.S63];[.T63])" office:value-type="float" office:value="-33.450000000000003">
            <text:p>−33.5</text:p>
          </table:table-cell>
          <table:table-cell table:style-name="ACE-0" table:formula="of:=AVERAGE([.S63];[.T63])" office:value-type="float" office:value="36.049999999999997">
            <text:p>36.05</text:p>
          </table:table-cell>
          <table:table-cell table:style-name="ACE-0" table:formula="of:=AVERAGE([.S63];[.T63])" office:value-type="float" office:value="36.049999999999997">
            <text:p>36.0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">
            <text:p>−69.5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91.300000000003">
            <text:p>36891.3</text:p>
          </table:table-cell>
          <table:table-cell table:style-name="ACE-0" office:value-type="float" office:value="97.400000000000006">
            <text:p>97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4]+AVERAGE([.S64];[.T64])" office:value-type="float" office:value="-33.599999999999994">
            <text:p>−33.6</text:p>
          </table:table-cell>
          <table:table-cell table:style-name="ACE-0" table:formula="of:=AVERAGE([.S64];[.T64])" office:value-type="float" office:value="36">
            <text:p>36</text:p>
          </table:table-cell>
          <table:table-cell table:style-name="ACE-0" table:formula="of:=AVERAGE([.S64];[.T64])" office:value-type="float" office:value="36">
            <text:p>36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99999999999994">
            <text:p>−69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077.699999999997">
            <text:p>37078</text:p>
          </table:table-cell>
          <table:table-cell table:style-name="ACE-3" office:value-type="float" office:value="291.10000000000002">
            <text:p>29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5]+AVERAGE([.S65];[.T65])" office:value-type="float" office:value="-36.150000000000006">
            <text:p>−36.2</text:p>
          </table:table-cell>
          <table:table-cell table:style-name="ACE-0" table:formula="of:=AVERAGE([.S65];[.T65])" office:value-type="float" office:value="36.049999999999997">
            <text:p>36.05</text:p>
          </table:table-cell>
          <table:table-cell table:style-name="ACE-0" table:formula="of:=AVERAGE([.S65];[.T65])" office:value-type="float" office:value="36.049999999999997">
            <text:p>36.0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265.300000000003">
            <text:p>37265</text:p>
          </table:table-cell>
          <table:table-cell table:style-name="ACE-3" office:value-type="float" office:value="59.5">
            <text:p>6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6]+AVERAGE([.S66];[.T66])" office:value-type="float" office:value="-48.550000000000004">
            <text:p>−48.6</text:p>
          </table:table-cell>
          <table:table-cell table:style-name="ACE-0" table:formula="of:=AVERAGE([.S66];[.T66])" office:value-type="float" office:value="20.649999999999999">
            <text:p>20.65</text:p>
          </table:table-cell>
          <table:table-cell table:style-name="ACE-0" table:formula="of:=AVERAGE([.S66];[.T66])" office:value-type="float" office:value="20.649999999999999">
            <text:p>20.6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9.200000000000003">
            <text:p>−69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560.800000000003">
            <text:p>37560.8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7]+AVERAGE([.S67];[.T67])" office:value-type="float" office:value="-55.049999999999997">
            <text:p>−55.0</text:p>
          </table:table-cell>
          <table:table-cell table:style-name="ACE-0" table:formula="of:=AVERAGE([.S67];[.T67])" office:value-type="float" office:value="20.449999999999999">
            <text:p>20.45</text:p>
          </table:table-cell>
          <table:table-cell table:style-name="ACE-0" table:formula="of:=AVERAGE([.S67];[.T67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5.5">
            <text:p>−75.5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573">
            <text:p>37573</text:p>
          </table:table-cell>
          <table:table-cell table:style-name="ACE-3" office:value-type="float" office:value="337.89999999999998">
            <text:p>33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8]+AVERAGE([.S68];[.T68])" office:value-type="float" office:value="-53.899999999999999">
            <text:p>−53.9</text:p>
          </table:table-cell>
          <table:table-cell table:style-name="ACE-0" table:formula="of:=AVERAGE([.S68];[.T68])" office:value-type="float" office:value="20.600000000000001">
            <text:p>20.6</text:p>
          </table:table-cell>
          <table:table-cell table:style-name="ACE-0" table:formula="of:=AVERAGE([.S68];[.T68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5">
            <text:p>−74.5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698.300000000003">
            <text:p>37698</text:p>
          </table:table-cell>
          <table:table-cell table:style-name="ACE-3" office:value-type="float" office:value="37.29999999999999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9]+AVERAGE([.S69];[.T69])" office:value-type="float" office:value="-58.700000000000003">
            <text:p>−58.7</text:p>
          </table:table-cell>
          <table:table-cell table:style-name="ACE-0" table:formula="of:=AVERAGE([.S69];[.T69])" office:value-type="float" office:value="20.800000000000001">
            <text:p>20.8</text:p>
          </table:table-cell>
          <table:table-cell table:style-name="ACE-0" table:formula="of:=AVERAGE([.S69];[.T69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9.5">
            <text:p>−79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956.800000000003">
            <text:p>37957</text:p>
          </table:table-cell>
          <table:table-cell table:style-name="ACE-3" office:value-type="float" office:value="107.59999999999999">
            <text:p>10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0]+AVERAGE([.S70];[.T70])" office:value-type="float" office:value="-50.600000000000009">
            <text:p>−50.6</text:p>
          </table:table-cell>
          <table:table-cell table:style-name="ACE-0" table:formula="of:=AVERAGE([.S70];[.T70])" office:value-type="float" office:value="20.800000000000001">
            <text:p>20.8</text:p>
          </table:table-cell>
          <table:table-cell table:style-name="ACE-0" table:formula="of:=AVERAGE([.S70];[.T70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1.400000000000006">
            <text:p>−71.4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9.5">
            <text:p>9.5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042.5">
            <text:p>38042.5</text:p>
          </table:table-cell>
          <table:table-cell table:style-name="ACE-0" office:value-type="float" office:value="87.799999999999997">
            <text:p>8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1]+AVERAGE([.S71];[.T71])" office:value-type="float" office:value="-54.299999999999997">
            <text:p>−54.3</text:p>
          </table:table-cell>
          <table:table-cell table:style-name="ACE-0" table:formula="of:=AVERAGE([.S71];[.T71])" office:value-type="float" office:value="20.5">
            <text:p>20.5</text:p>
          </table:table-cell>
          <table:table-cell table:style-name="ACE-0" table:formula="of:=AVERAGE([.S71];[.T71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799999999999997">
            <text:p>−74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410.300000000003">
            <text:p>38410.3</text:p>
          </table:table-cell>
          <table:table-cell table:style-name="ACE-0" office:value-type="float" office:value="254.5">
            <text:p>254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2]+AVERAGE([.S72];[.T72])" office:value-type="float" office:value="-18.699999999999996">
            <text:p>−18.7</text:p>
          </table:table-cell>
          <table:table-cell table:style-name="ACE-0" table:formula="of:=AVERAGE([.S72];[.T72])" office:value-type="float" office:value="36.100000000000001">
            <text:p>36.1</text:p>
          </table:table-cell>
          <table:table-cell table:style-name="ACE-0" table:formula="of:=AVERAGE([.S72];[.T72])" office:value-type="float" office:value="36.100000000000001">
            <text:p>36.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4.799999999999997">
            <text:p>−54.8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098.800000000003">
            <text:p>42098.8</text:p>
          </table:table-cell>
          <table:table-cell table:style-name="ACE-0" office:value-type="float" office:value="292.5">
            <text:p>292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3]+AVERAGE([.S73];[.T73])" office:value-type="float" office:value="-37.349999999999994">
            <text:p>−37.3</text:p>
          </table:table-cell>
          <table:table-cell table:style-name="ACE-0" table:formula="of:=AVERAGE([.S73];[.T73])" office:value-type="float" office:value="36.25">
            <text:p>36.25</text:p>
          </table:table-cell>
          <table:table-cell table:style-name="ACE-0" table:formula="of:=AVERAGE([.S73];[.T73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599999999999994">
            <text:p>−73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313.400000000001">
            <text:p>42313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4]+AVERAGE([.S74];[.T74])" office:value-type="float" office:value="-64.550000000000011">
            <text:p>−64.6</text:p>
          </table:table-cell>
          <table:table-cell table:style-name="ACE-0" table:formula="of:=AVERAGE([.S74];[.T74])" office:value-type="float" office:value="20.649999999999999">
            <text:p>20.65</text:p>
          </table:table-cell>
          <table:table-cell table:style-name="ACE-0" table:formula="of:=AVERAGE([.S74];[.T74])" office:value-type="float" office:value="20.649999999999999">
            <text:p>20.6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447.400000000001">
            <text:p>42447</text:p>
          </table:table-cell>
          <table:table-cell table:style-name="ACE-3" office:value-type="float" office:value="54.399999999999999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5]+AVERAGE([.S75];[.T75])" office:value-type="float" office:value="-65">
            <text:p>−65.0</text:p>
          </table:table-cell>
          <table:table-cell table:style-name="ACE-0" table:formula="of:=AVERAGE([.S75];[.T75])" office:value-type="float" office:value="20.600000000000001">
            <text:p>20.6</text:p>
          </table:table-cell>
          <table:table-cell table:style-name="ACE-0" table:formula="of:=AVERAGE([.S75];[.T75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5.599999999999994">
            <text:p>−85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42535">
            <text:p>42535</text:p>
          </table:table-cell>
          <table:table-cell table:style-name="ACE-0" office:value-type="float" office:value="64.5">
            <text:p>64.5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6]+AVERAGE([.S76];[.T76])" office:value-type="float" office:value="-76.900000000000006">
            <text:p>−76.9</text:p>
          </table:table-cell>
          <table:table-cell table:style-name="ACE-0" table:formula="of:=AVERAGE([.S76];[.T76])" office:value-type="float" office:value="21">
            <text:p>21</text:p>
          </table:table-cell>
          <table:table-cell table:style-name="ACE-0" table:formula="of:=AVERAGE([.S76];[.T76])" office:value-type="float" office:value="21">
            <text:p>2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97.900000000000006">
            <text:p>−97.9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8000000000000007">
            <text:p>9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3814.800000000003">
            <text:p>43815</text:p>
          </table:table-cell>
          <table:table-cell table:style-name="ACE-3" office:value-type="float" office:value="53.100000000000001">
            <text:p>5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7]+AVERAGE([.S77];[.T77])" office:value-type="float" office:value="-31.950000000000003">
            <text:p>−32.0</text:p>
          </table:table-cell>
          <table:table-cell table:style-name="ACE-0" table:formula="of:=AVERAGE([.S77];[.T77])" office:value-type="float" office:value="36.25">
            <text:p>36.25</text:p>
          </table:table-cell>
          <table:table-cell table:style-name="ACE-0" table:formula="of:=AVERAGE([.S77];[.T77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8.200000000000003">
            <text:p>−68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3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4619.599999999999">
            <text:p>44620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8]+AVERAGE([.S78];[.T78])" office:value-type="float" office:value="-27.149999999999999">
            <text:p>−27.1</text:p>
          </table:table-cell>
          <table:table-cell table:style-name="ACE-0" table:formula="of:=AVERAGE([.S78];[.T78])" office:value-type="float" office:value="36.25">
            <text:p>36.25</text:p>
          </table:table-cell>
          <table:table-cell table:style-name="ACE-0" table:formula="of:=AVERAGE([.S78];[.T78])" office:value-type="float" office:value="36.25">
            <text:p>36.2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3.399999999999999">
            <text:p>−63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512.699999999997">
            <text:p>46513</text:p>
          </table:table-cell>
          <table:table-cell table:style-name="ACE-3" office:value-type="float" office:value="101.5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9]+AVERAGE([.S79];[.T79])" office:value-type="float" office:value="-38.199999999999996">
            <text:p>−38.2</text:p>
          </table:table-cell>
          <table:table-cell table:style-name="ACE-0" table:formula="of:=AVERAGE([.S79];[.T79])" office:value-type="float" office:value="35.899999999999999">
            <text:p>35.9</text:p>
          </table:table-cell>
          <table:table-cell table:style-name="ACE-0" table:formula="of:=AVERAGE([.S79];[.T79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099999999999994">
            <text:p>−74.1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755">
            <text:p>46755</text:p>
          </table:table-cell>
          <table:table-cell table:style-name="ACE-3" office:value-type="float" office:value="224.30000000000001">
            <text:p>22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0]+AVERAGE([.S80];[.T80])" office:value-type="float" office:value="-38.699999999999996">
            <text:p>−38.7</text:p>
          </table:table-cell>
          <table:table-cell table:style-name="ACE-0" table:formula="of:=AVERAGE([.S80];[.T80])" office:value-type="float" office:value="35.899999999999999">
            <text:p>35.9</text:p>
          </table:table-cell>
          <table:table-cell table:style-name="ACE-0" table:formula="of:=AVERAGE([.S80];[.T80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599999999999994">
            <text:p>−74.6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7287.199999999997">
            <text:p>47287</text:p>
          </table:table-cell>
          <table:table-cell table:style-name="ACE-3" office:value-type="float" office:value="101.8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1]+AVERAGE([.S81];[.T81])" office:value-type="float" office:value="-18.649999999999999">
            <text:p>−18.6</text:p>
          </table:table-cell>
          <table:table-cell table:style-name="ACE-0" table:formula="of:=AVERAGE([.S81];[.T81])" office:value-type="float" office:value="35.850000000000001">
            <text:p>35.85</text:p>
          </table:table-cell>
          <table:table-cell table:style-name="ACE-0" table:formula="of:=AVERAGE([.S81];[.T81])" office:value-type="float" office:value="35.850000000000001">
            <text:p>35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4.5">
            <text:p>−54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C-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679">
            <text:p>48679</text:p>
          </table:table-cell>
          <table:table-cell table:style-name="ACE-3" office:value-type="float" office:value="160.80000000000001">
            <text:p>161</text:p>
          </table:table-cell>
          <table:table-cell table:style-name="ACE-0" office:value-type="string">
            <text:p>Favia lax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2]+AVERAGE([.S82];[.T82])" office:value-type="float" office:value="-56.900000000000006">
            <text:p>−56.9</text:p>
          </table:table-cell>
          <table:table-cell table:style-name="ACE-0" table:formula="of:=AVERAGE([.S82];[.T82])" office:value-type="float" office:value="28.299999999999997">
            <text:p>28.3</text:p>
          </table:table-cell>
          <table:table-cell table:style-name="ACE-0" table:formula="of:=AVERAGE([.S82];[.T82])" office:value-type="float" office:value="28.299999999999997">
            <text:p>28.3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40.399999999999999">
            <text:p>40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D-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871.199999999997">
            <text:p>48871</text:p>
          </table:table-cell>
          <table:table-cell table:style-name="ACE-3" office:value-type="float" office:value="182.30000000000001">
            <text:p>18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3]+AVERAGE([.S83];[.T83])" office:value-type="float" office:value="-19.149999999999999">
            <text:p>−19.1</text:p>
          </table:table-cell>
          <table:table-cell table:style-name="ACE-0" table:formula="of:=AVERAGE([.S83];[.T83])" office:value-type="float" office:value="36.550000000000004">
            <text:p>36.55</text:p>
          </table:table-cell>
          <table:table-cell table:style-name="ACE-0" table:formula="of:=AVERAGE([.S83];[.T83])" office:value-type="float" office:value="36.550000000000004">
            <text:p>36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5.700000000000003">
            <text:p>−55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9919.599999999999">
            <text:p>49920</text:p>
          </table:table-cell>
          <table:table-cell table:style-name="ACE-3" office:value-type="float" office:value="105.40000000000001">
            <text:p>10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4]+AVERAGE([.S84];[.T84])" office:value-type="float" office:value="-23.25">
            <text:p>−23.3</text:p>
          </table:table-cell>
          <table:table-cell table:style-name="ACE-0" table:formula="of:=AVERAGE([.S84];[.T84])" office:value-type="float" office:value="35.950000000000003">
            <text:p>35.95</text:p>
          </table:table-cell>
          <table:table-cell table:style-name="ACE-0" table:formula="of:=AVERAGE([.S84];[.T84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352.900000000001">
            <text:p>50353</text:p>
          </table:table-cell>
          <table:table-cell table:style-name="ACE-3" office:value-type="float" office:value="200.30000000000001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5]+AVERAGE([.S85];[.T85])" office:value-type="float" office:value="-45.049999999999997">
            <text:p>−45.0</text:p>
          </table:table-cell>
          <table:table-cell table:style-name="ACE-0" table:formula="of:=AVERAGE([.S85];[.T85])" office:value-type="float" office:value="35.950000000000003">
            <text:p>35.95</text:p>
          </table:table-cell>
          <table:table-cell table:style-name="ACE-0" table:formula="of:=AVERAGE([.S85];[.T85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1">
            <text:p>−81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922.099999999999">
            <text:p>50922</text:p>
          </table:table-cell>
          <table:table-cell table:style-name="ACE-3" office:value-type="float" office:value="135.40000000000001">
            <text:p>13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6]+AVERAGE([.S86];[.T86])" office:value-type="float" office:value="-46.049999999999997">
            <text:p>−46.0</text:p>
          </table:table-cell>
          <table:table-cell table:style-name="ACE-0" table:formula="of:=AVERAGE([.S86];[.T86])" office:value-type="float" office:value="35.950000000000003">
            <text:p>35.95</text:p>
          </table:table-cell>
          <table:table-cell table:style-name="ACE-0" table:formula="of:=AVERAGE([.S86];[.T86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2">
            <text:p>−8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1465.800000000003">
            <text:p>51466</text:p>
          </table:table-cell>
          <table:table-cell table:style-name="ACE-3" office:value-type="float" office:value="90.400000000000006">
            <text:p>9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7]+AVERAGE([.S87];[.T87])" office:value-type="float" office:value="-23.149999999999999">
            <text:p>−23.1</text:p>
          </table:table-cell>
          <table:table-cell table:style-name="ACE-0" table:formula="of:=AVERAGE([.S87];[.T87])" office:value-type="float" office:value="36.550000000000004">
            <text:p>36.55</text:p>
          </table:table-cell>
          <table:table-cell table:style-name="ACE-0" table:formula="of:=AVERAGE([.S87];[.T87])" office:value-type="float" office:value="36.550000000000004">
            <text:p>36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595.699999999997">
            <text:p>51595.7</text:p>
          </table:table-cell>
          <table:table-cell table:style-name="ACE-0" office:value-type="float" office:value="771.10000000000002">
            <text:p>771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8]+AVERAGE([.S88];[.T88])" office:value-type="float" office:value="-30.400000000000002">
            <text:p>−30.4</text:p>
          </table:table-cell>
          <table:table-cell table:style-name="ACE-0" table:formula="of:=AVERAGE([.S88];[.T88])" office:value-type="float" office:value="21.599999999999998">
            <text:p>21.6</text:p>
          </table:table-cell>
          <table:table-cell table:style-name="ACE-0" table:formula="of:=AVERAGE([.S88];[.T88])" office:value-type="float" office:value="21.599999999999998">
            <text:p>21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">
            <text:p>−5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3574.599999999999">
            <text:p>53574.6</text:p>
          </table:table-cell>
          <table:table-cell table:style-name="ACE-0" office:value-type="float" office:value="109.40000000000001">
            <text:p>109.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9]+AVERAGE([.S89];[.T89])" office:value-type="float" office:value="-44.149999999999991">
            <text:p>−44.1</text:p>
          </table:table-cell>
          <table:table-cell table:style-name="ACE-0" table:formula="of:=AVERAGE([.S89];[.T89])" office:value-type="float" office:value="21.150000000000002">
            <text:p>21.15</text:p>
          </table:table-cell>
          <table:table-cell table:style-name="ACE-0" table:formula="of:=AVERAGE([.S89];[.T89])" office:value-type="float" office:value="21.150000000000002">
            <text:p>21.1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5.299999999999997">
            <text:p>−65.3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4747">
            <text:p>54747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0]+AVERAGE([.S90];[.T90])" office:value-type="float" office:value="-47.299999999999997">
            <text:p>−47.3</text:p>
          </table:table-cell>
          <table:table-cell table:style-name="ACE-0" table:formula="of:=AVERAGE([.S90];[.T90])" office:value-type="float" office:value="21.200000000000003">
            <text:p>21.2</text:p>
          </table:table-cell>
          <table:table-cell table:style-name="ACE-0" table:formula="of:=AVERAGE([.S90];[.T90])" office:value-type="float" office:value="21.200000000000003">
            <text:p>21.2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8.5">
            <text:p>−68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61565.5">
            <text:p>61566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1]+AVERAGE([.S91];[.T91])" office:value-type="float" office:value="-38.150000000000006">
            <text:p>−38.2</text:p>
          </table:table-cell>
          <table:table-cell table:style-name="ACE-0" table:formula="of:=AVERAGE([.S91];[.T91])" office:value-type="float" office:value="21.549999999999997">
            <text:p>21.55</text:p>
          </table:table-cell>
          <table:table-cell table:style-name="ACE-0" table:formula="of:=AVERAGE([.S91];[.T91])" office:value-type="float" office:value="21.549999999999997">
            <text:p>21.5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Sial-E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59999999999999">
            <text:p>147.6</text:p>
          </table:table-cell>
          <table:table-cell table:style-name="ACE-0" office:value-type="float" office:value="68247.300000000003">
            <text:p>68247.3</text:p>
          </table:table-cell>
          <table:table-cell table:style-name="ACE-0" office:value-type="float" office:value="154.69999999999999">
            <text:p>154.7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2]+AVERAGE([.S92];[.T92])" office:value-type="float" office:value="2.6000000000000014">
            <text:p>2.6</text:p>
          </table:table-cell>
          <table:table-cell table:style-name="ACE-0" table:formula="of:=AVERAGE([.S92];[.T92])" office:value-type="float" office:value="47.399999999999999">
            <text:p>47.4</text:p>
          </table:table-cell>
          <table:table-cell table:style-name="ACE-0" table:formula="of:=AVERAGE([.S92];[.T92])" office:value-type="float" office:value="47.399999999999999">
            <text:p>47.4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44.799999999999997">
            <text:p>−44.8</text:p>
          </table:table-cell>
          <table:table-cell table:style-name="ACE-0" office:value-type="float" office:value="58.399999999999999">
            <text:p>58.4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2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style-name="ACE-4"/>
          <table:table-cell table:number-columns-repeated="243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49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7" gnm:cursor-row="52">
          <gnm:selection gnm:start-col="17" gnm:start-row="52" gnm:end-col="20" gnm:end-row="9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3:17:1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